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bold" officeooo:rsid="0035e73f" officeooo:paragraph-rsid="0035e73f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fo:font-weight="bold" officeooo:rsid="001f4de2" officeooo:paragraph-rsid="001f4de2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rsid="00255958" officeooo:paragraph-rsid="0025595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rsid="0031149d" officeooo:paragraph-rsid="0031149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36aea4" officeooo:paragraph-rsid="0036aea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36f707" officeooo:paragraph-rsid="0036f70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paragraph-rsid="003959b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paragraph-rsid="003da277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paragraph-rsid="004e199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4d5435" officeooo:paragraph-rsid="004d5435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3bead4" officeooo:paragraph-rsid="003bead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2407f6" officeooo:paragraph-rsid="002407f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31149d" officeooo:paragraph-rsid="0031149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paragraph-rsid="0026f59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paragraph-rsid="003163d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paragraph-rsid="003f98e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paragraph-rsid="004c785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b935f" officeooo:paragraph-rsid="0026f59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44677" officeooo:paragraph-rsid="003163d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6f707" officeooo:paragraph-rsid="0036f7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4c7852" officeooo:paragraph-rsid="004c785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4f1f36" officeooo:paragraph-rsid="004f1f3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15739" officeooo:paragraph-rsid="00715739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436c7" officeooo:paragraph-rsid="005436c7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561c0" officeooo:paragraph-rsid="005561c0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79106" officeooo:paragraph-rsid="00557f1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919f3" officeooo:paragraph-rsid="005919f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c1dff" officeooo:paragraph-rsid="005c1df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5db32" officeooo:paragraph-rsid="0065db32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6eefae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7073c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207d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2d593" officeooo:paragraph-rsid="0072d59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8712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a4d6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827f8e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69cfb" officeooo:paragraph-rsid="00758e3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ef6c3" officeooo:paragraph-rsid="007a4d6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8524ee" officeooo:paragraph-rsid="00827f8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4fee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57f1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ab98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c9a6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4fee1" officeooo:paragraph-rsid="0054fee1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ab98f" officeooo:paragraph-rsid="005ab98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32eef" officeooo:paragraph-rsid="00632ee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89cdb" officeooo:paragraph-rsid="0066e91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b5adf" officeooo:paragraph-rsid="006b5ad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da278" officeooo:paragraph-rsid="006da27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6eefa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1c42ad" officeooo:paragraph-rsid="001c42ad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6e917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normal" officeooo:rsid="0048b5ce" officeooo:paragraph-rsid="0048b5ce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bold" officeooo:paragraph-rsid="003a161b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bold" officeooo:paragraph-rsid="00a3519d" style:font-style-asian="normal" style:font-weight-asian="bold" style:font-style-complex="normal" style:font-weight-complex="bold"/>
    </style:style>
    <style:style style:name="P57" style:family="paragraph" style:parent-style-name="Standard" style:list-style-name="L2">
      <style:paragraph-properties fo:text-align="justify" style:justify-single-word="false"/>
      <style:text-properties fo:font-style="normal" fo:font-weight="normal" officeooo:rsid="0044fab2" officeooo:paragraph-rsid="0044fab2" style:font-style-asian="normal" style:font-weight-asian="normal" style:font-style-complex="normal" style:font-weight-complex="normal"/>
    </style:style>
    <style:style style:name="P58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512e8" style:font-style-asian="normal" style:font-weight-asian="normal" style:font-style-complex="normal" style:font-weight-complex="normal"/>
    </style:style>
    <style:style style:name="P59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69fb8" style:font-style-asian="normal" style:font-weight-asian="normal" style:font-style-complex="normal" style:font-weight-complex="normal"/>
    </style:style>
    <style:style style:name="P60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8b5ce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2e43c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3fd7f" style:font-style-asian="normal" style:font-weight-asian="normal" style:font-style-complex="normal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58e3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939bf7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26df4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56098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6cc8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7669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9378d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2c9e9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37939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6eefae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4b7ba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87379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91847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a51f6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bd958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26df4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56098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76694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8f6a0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bd9e9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eb9f4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faca2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c0ef57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c3ffed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c41f63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c4da45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c622ff" style:font-style-asian="normal" style:font-weight-asian="bold" style:font-style-complex="normal" style:font-weight-complex="bold"/>
    </style:style>
    <style:style style:name="P91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bold" officeooo:rsid="006f3933" officeooo:paragraph-rsid="00c68920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tyle="italic" style:text-underline-style="none" fo:font-weight="normal" officeooo:paragraph-rsid="005c9a66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9b6bb5" style:font-style-asian="italic" style:font-weight-asian="bold" style:font-style-complex="italic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9ef966" style:font-style-asian="italic" style:font-weight-asian="bold" style:font-style-complex="italic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eefae" style:font-style-asian="italic" style:font-weight-asian="bold" style:font-style-complex="italic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a1b60c" style:font-style-asian="italic" style:font-weight-asian="bold" style:font-style-complex="italic" style:font-weight-complex="bold"/>
    </style:style>
    <style:style style:name="P97" style:family="paragraph" style:parent-style-name="Standard" style:list-style-name="L5"/>
    <style:style style:name="P98" style:family="paragraph" style:parent-style-name="Standard" style:list-style-name="L5">
      <style:text-properties officeooo:paragraph-rsid="00c85236"/>
    </style:style>
    <style:style style:name="P99" style:family="paragraph" style:parent-style-name="Standard">
      <style:text-properties officeooo:paragraph-rsid="00c85236"/>
    </style:style>
    <style:style style:name="P100" style:family="paragraph">
      <style:text-properties officeooo:paragraph-rsid="00c85236"/>
    </style:style>
    <style:style style:name="T1" style:family="text">
      <style:text-properties fo:font-weight="normal" officeooo:rsid="003a161b" style:font-weight-asian="normal" style:font-weight-complex="normal"/>
    </style:style>
    <style:style style:name="T2" style:family="text">
      <style:text-properties fo:font-weight="normal" officeooo:rsid="004e199e" style:font-weight-asian="normal" style:font-weight-complex="normal"/>
    </style:style>
    <style:style style:name="T3" style:family="text">
      <style:text-properties fo:font-weight="normal" officeooo:rsid="006eefae" style:font-weight-asian="normal" style:font-weight-complex="normal"/>
    </style:style>
    <style:style style:name="T4" style:family="text">
      <style:text-properties fo:font-weight="normal" officeooo:rsid="0086807b" style:font-weight-asian="normal" style:font-weight-complex="normal"/>
    </style:style>
    <style:style style:name="T5" style:family="text">
      <style:text-properties fo:font-weight="normal" officeooo:rsid="0089893a" style:font-weight-asian="normal" style:font-weight-complex="normal"/>
    </style:style>
    <style:style style:name="T6" style:family="text">
      <style:text-properties fo:font-weight="normal" officeooo:rsid="008a07c2" style:font-weight-asian="normal" style:font-weight-complex="normal"/>
    </style:style>
    <style:style style:name="T7" style:family="text">
      <style:text-properties fo:font-weight="normal" officeooo:rsid="008d22b7" style:font-weight-asian="normal" style:font-weight-complex="normal"/>
    </style:style>
    <style:style style:name="T8" style:family="text">
      <style:text-properties fo:font-weight="normal" officeooo:rsid="008e1ff9" style:font-weight-asian="normal" style:font-weight-complex="normal"/>
    </style:style>
    <style:style style:name="T9" style:family="text">
      <style:text-properties fo:font-weight="normal" officeooo:rsid="009013af" style:font-weight-asian="normal" style:font-weight-complex="normal"/>
    </style:style>
    <style:style style:name="T10" style:family="text">
      <style:text-properties fo:font-weight="normal" officeooo:rsid="00a91847" style:font-weight-asian="normal" style:font-weight-complex="normal"/>
    </style:style>
    <style:style style:name="T11" style:family="text">
      <style:text-properties fo:font-weight="normal" officeooo:rsid="00aa51f6" style:font-weight-asian="normal" style:font-weight-complex="normal"/>
    </style:style>
    <style:style style:name="T12" style:family="text">
      <style:text-properties fo:font-weight="normal" officeooo:rsid="00abd958" style:font-weight-asian="normal" style:font-weight-complex="normal"/>
    </style:style>
    <style:style style:name="T13" style:family="text">
      <style:text-properties fo:font-weight="normal" officeooo:rsid="00b56098" style:font-weight-asian="normal" style:font-weight-complex="normal"/>
    </style:style>
    <style:style style:name="T14" style:family="text">
      <style:text-properties fo:font-weight="normal" officeooo:rsid="00b76694" style:font-weight-asian="normal" style:font-weight-complex="normal"/>
    </style:style>
    <style:style style:name="T15" style:family="text">
      <style:text-properties fo:font-weight="normal" officeooo:rsid="00bbd9e9" style:font-weight-asian="normal" style:font-weight-complex="normal"/>
    </style:style>
    <style:style style:name="T16" style:family="text">
      <style:text-properties fo:font-weight="normal" officeooo:rsid="00beb9f4" style:font-weight-asian="normal" style:font-weight-complex="normal"/>
    </style:style>
    <style:style style:name="T17" style:family="text">
      <style:text-properties fo:font-weight="normal" officeooo:rsid="00bfaca2" style:font-weight-asian="normal" style:font-weight-complex="normal"/>
    </style:style>
    <style:style style:name="T18" style:family="text">
      <style:text-properties fo:font-weight="normal" officeooo:rsid="00c3ffed" style:font-weight-asian="normal" style:font-weight-complex="normal"/>
    </style:style>
    <style:style style:name="T19" style:family="text">
      <style:text-properties fo:font-weight="normal" officeooo:rsid="00c4da45" style:font-weight-asian="normal" style:font-weight-complex="normal"/>
    </style:style>
    <style:style style:name="T20" style:family="text">
      <style:text-properties fo:font-weight="normal" officeooo:rsid="00c622ff" style:font-weight-asian="normal" style:font-weight-complex="normal"/>
    </style:style>
    <style:style style:name="T21" style:family="text">
      <style:text-properties fo:font-weight="normal" officeooo:rsid="00c68920" style:font-weight-asian="normal" style:font-weight-complex="normal"/>
    </style:style>
    <style:style style:name="T22" style:family="text">
      <style:text-properties officeooo:rsid="0026f59c"/>
    </style:style>
    <style:style style:name="T23" style:family="text">
      <style:text-properties fo:font-weight="bold" officeooo:rsid="0026f59c" style:font-weight-asian="bold" style:font-weight-complex="bold"/>
    </style:style>
    <style:style style:name="T24" style:family="text">
      <style:text-properties fo:font-weight="bold" officeooo:rsid="0029b37b" style:font-weight-asian="bold" style:font-weight-complex="bold"/>
    </style:style>
    <style:style style:name="T25" style:family="text">
      <style:text-properties fo:font-weight="bold" officeooo:rsid="00328e17" style:font-weight-asian="bold" style:font-weight-complex="bold"/>
    </style:style>
    <style:style style:name="T26" style:family="text">
      <style:text-properties fo:font-weight="bold" officeooo:rsid="00341db5" style:font-weight-asian="bold" style:font-weight-complex="bold"/>
    </style:style>
    <style:style style:name="T27" style:family="text">
      <style:text-properties fo:font-weight="bold" officeooo:rsid="00344677" style:font-weight-asian="bold" style:font-weight-complex="bold"/>
    </style:style>
    <style:style style:name="T28" style:family="text">
      <style:text-properties fo:font-weight="bold" officeooo:rsid="007a36f9" style:font-weight-asian="bold" style:font-weight-complex="bold"/>
    </style:style>
    <style:style style:name="T29" style:family="text">
      <style:text-properties fo:font-weight="bold" officeooo:rsid="007a93bd" style:font-weight-asian="bold" style:font-weight-complex="bold"/>
    </style:style>
    <style:style style:name="T30" style:family="text">
      <style:text-properties fo:font-weight="bold" officeooo:rsid="00b26df4" style:font-weight-asian="bold" style:font-weight-complex="bold"/>
    </style:style>
    <style:style style:name="T31" style:family="text">
      <style:text-properties fo:font-weight="bold" officeooo:rsid="00b56098" style:font-weight-asian="bold" style:font-weight-complex="bold"/>
    </style:style>
    <style:style style:name="T32" style:family="text">
      <style:text-properties fo:font-weight="bold" officeooo:rsid="00b76694" style:font-weight-asian="bold" style:font-weight-complex="bold"/>
    </style:style>
    <style:style style:name="T33" style:family="text">
      <style:text-properties fo:font-weight="bold" officeooo:rsid="00b9378d" style:font-weight-asian="bold" style:font-weight-complex="bold"/>
    </style:style>
    <style:style style:name="T34" style:family="text">
      <style:text-properties officeooo:rsid="00285708"/>
    </style:style>
    <style:style style:name="T35" style:family="text">
      <style:text-properties officeooo:rsid="0029b37b"/>
    </style:style>
    <style:style style:name="T36" style:family="text">
      <style:text-properties officeooo:rsid="002b935f"/>
    </style:style>
    <style:style style:name="T37" style:family="text">
      <style:text-properties officeooo:rsid="003163d2"/>
    </style:style>
    <style:style style:name="T38" style:family="text">
      <style:text-properties fo:font-style="italic" officeooo:rsid="003163d2" style:font-style-asian="italic" style:font-style-complex="italic"/>
    </style:style>
    <style:style style:name="T39" style:family="text">
      <style:text-properties fo:font-style="italic" officeooo:rsid="00327afc" style:font-style-asian="italic" style:font-style-complex="italic"/>
    </style:style>
    <style:style style:name="T40" style:family="text">
      <style:text-properties fo:font-style="italic" officeooo:rsid="004032a8" style:font-style-asian="italic" style:font-style-complex="italic"/>
    </style:style>
    <style:style style:name="T41" style:family="text">
      <style:text-properties fo:font-style="italic" officeooo:rsid="0043216d" style:font-style-asian="italic" style:font-style-complex="italic"/>
    </style:style>
    <style:style style:name="T42" style:family="text">
      <style:text-properties fo:font-style="italic" officeooo:rsid="004512e8" style:font-style-asian="italic" style:font-style-complex="italic"/>
    </style:style>
    <style:style style:name="T43" style:family="text">
      <style:text-properties fo:font-style="italic" officeooo:rsid="00469fb8" style:font-style-asian="italic" style:font-style-complex="italic"/>
    </style:style>
    <style:style style:name="T44" style:family="text">
      <style:text-properties fo:font-style="italic" officeooo:rsid="00486b82" style:font-style-asian="italic" style:font-style-complex="italic"/>
    </style:style>
    <style:style style:name="T45" style:family="text">
      <style:text-properties fo:font-style="italic" officeooo:rsid="0048b5ce" style:font-style-asian="italic" style:font-style-complex="italic"/>
    </style:style>
    <style:style style:name="T46" style:family="text">
      <style:text-properties fo:font-style="italic" officeooo:rsid="004c7852" style:font-style-asian="italic" style:font-style-complex="italic"/>
    </style:style>
    <style:style style:name="T47" style:family="text">
      <style:text-properties fo:font-style="italic" officeooo:rsid="0054fee1" style:font-style-asian="italic" style:font-style-complex="italic"/>
    </style:style>
    <style:style style:name="T48" style:family="text">
      <style:text-properties fo:font-style="italic" officeooo:rsid="00559414" style:font-style-asian="italic" style:font-style-complex="italic"/>
    </style:style>
    <style:style style:name="T49" style:family="text">
      <style:text-properties fo:font-style="italic" officeooo:rsid="00579106" style:font-style-asian="italic" style:font-style-complex="italic"/>
    </style:style>
    <style:style style:name="T50" style:family="text">
      <style:text-properties fo:font-style="italic" officeooo:rsid="005ab98f" style:font-style-asian="italic" style:font-style-complex="italic"/>
    </style:style>
    <style:style style:name="T51" style:family="text">
      <style:text-properties fo:font-style="italic" officeooo:rsid="005c9a66" style:font-style-asian="italic" style:font-style-complex="italic"/>
    </style:style>
    <style:style style:name="T52" style:family="text">
      <style:text-properties fo:font-style="italic" officeooo:rsid="0072d593" style:font-style-asian="italic" style:font-style-complex="italic"/>
    </style:style>
    <style:style style:name="T53" style:family="text">
      <style:text-properties fo:font-style="italic" officeooo:rsid="0072e43c" style:font-style-asian="italic" style:font-style-complex="italic"/>
    </style:style>
    <style:style style:name="T54" style:family="text">
      <style:text-properties fo:font-style="italic" officeooo:rsid="0073fd7f" style:font-style-asian="italic" style:font-style-complex="italic"/>
    </style:style>
    <style:style style:name="T55" style:family="text">
      <style:text-properties fo:font-style="italic" officeooo:rsid="00758e38" style:font-style-asian="italic" style:font-style-complex="italic"/>
    </style:style>
    <style:style style:name="T56" style:family="text">
      <style:text-properties fo:font-style="italic" officeooo:rsid="00787129" style:font-style-asian="italic" style:font-style-complex="italic"/>
    </style:style>
    <style:style style:name="T57" style:family="text">
      <style:text-properties fo:font-style="italic" officeooo:rsid="007a4d62" style:font-style-asian="italic" style:font-style-complex="italic"/>
    </style:style>
    <style:style style:name="T58" style:family="text">
      <style:text-properties fo:font-style="italic" officeooo:rsid="007a93bd" style:font-style-asian="italic" style:font-style-complex="italic"/>
    </style:style>
    <style:style style:name="T59" style:family="text">
      <style:text-properties fo:font-style="italic" officeooo:rsid="007ac5ec" style:font-style-asian="italic" style:font-style-complex="italic"/>
    </style:style>
    <style:style style:name="T60" style:family="text">
      <style:text-properties fo:font-style="italic" officeooo:rsid="007bd74f" style:font-style-asian="italic" style:font-style-complex="italic"/>
    </style:style>
    <style:style style:name="T61" style:family="text">
      <style:text-properties fo:font-style="italic" officeooo:rsid="007cf17a" style:font-style-asian="italic" style:font-style-complex="italic"/>
    </style:style>
    <style:style style:name="T62" style:family="text">
      <style:text-properties fo:font-style="italic" officeooo:rsid="007e941b" style:font-style-asian="italic" style:font-style-complex="italic"/>
    </style:style>
    <style:style style:name="T63" style:family="text">
      <style:text-properties fo:font-style="italic" officeooo:rsid="007ef6c3" style:font-style-asian="italic" style:font-style-complex="italic"/>
    </style:style>
    <style:style style:name="T64" style:family="text">
      <style:text-properties fo:font-style="italic" officeooo:rsid="00827f8e" style:font-style-asian="italic" style:font-style-complex="italic"/>
    </style:style>
    <style:style style:name="T65" style:family="text">
      <style:text-properties fo:font-style="italic" fo:font-weight="bold" officeooo:rsid="00327afc" style:font-style-asian="italic" style:font-weight-asian="bold" style:font-style-complex="italic" style:font-weight-complex="bold"/>
    </style:style>
    <style:style style:name="T66" style:family="text">
      <style:text-properties fo:font-style="italic" fo:font-weight="normal" officeooo:rsid="0089893a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8a07c2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d22b7" style:font-style-asian="italic" style:font-weight-asian="normal" style:font-style-complex="italic" style:font-weight-complex="normal"/>
    </style:style>
    <style:style style:name="T69" style:family="text">
      <style:text-properties fo:font-style="normal" officeooo:rsid="00632eef" style:font-style-asian="normal" style:font-style-complex="normal"/>
    </style:style>
    <style:style style:name="T70" style:family="text">
      <style:text-properties fo:font-style="normal" officeooo:rsid="009b6bb5" style:font-style-asian="normal" style:font-style-complex="normal"/>
    </style:style>
    <style:style style:name="T71" style:family="text">
      <style:text-properties fo:font-style="normal" officeooo:rsid="009ef966" style:font-style-asian="normal" style:font-style-complex="normal"/>
    </style:style>
    <style:style style:name="T72" style:family="text">
      <style:text-properties fo:font-style="normal" officeooo:rsid="00a1b60c" style:font-style-asian="normal" style:font-style-complex="normal"/>
    </style:style>
    <style:style style:name="T73" style:family="text">
      <style:text-properties fo:font-style="normal" fo:font-weight="normal" officeooo:rsid="0066e91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689cdb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6eefae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6f3933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a1b60c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bold" officeooo:rsid="00c68920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none" fo:font-weight="bold" officeooo:rsid="00c85236" style:font-style-asian="normal" style:font-weight-asian="bold" style:font-style-complex="normal" style:font-weight-complex="bold"/>
    </style:style>
    <style:style style:name="T80" style:family="text">
      <style:text-properties fo:font-style="normal" style:text-underline-style="none" fo:font-weight="normal" officeooo:rsid="00c68920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c85236" style:font-style-asian="normal" style:font-weight-asian="normal" style:font-style-complex="normal" style:font-weight-complex="normal"/>
    </style:style>
    <style:style style:name="T82" style:family="text">
      <style:text-properties officeooo:rsid="00328e17"/>
    </style:style>
    <style:style style:name="T83" style:family="text">
      <style:text-properties officeooo:rsid="0033a546"/>
    </style:style>
    <style:style style:name="T84" style:family="text">
      <style:text-properties officeooo:rsid="0033f575"/>
    </style:style>
    <style:style style:name="T85" style:family="text">
      <style:text-properties officeooo:rsid="00341db5"/>
    </style:style>
    <style:style style:name="T86" style:family="text">
      <style:text-properties officeooo:rsid="00344677"/>
    </style:style>
    <style:style style:name="T87" style:family="text">
      <style:text-properties officeooo:rsid="003959ba"/>
    </style:style>
    <style:style style:name="T88" style:family="text">
      <style:text-properties officeooo:rsid="0039c02b"/>
    </style:style>
    <style:style style:name="T89" style:family="text">
      <style:text-properties officeooo:rsid="003da277"/>
    </style:style>
    <style:style style:name="T90" style:family="text">
      <style:text-properties officeooo:rsid="003f98e1"/>
    </style:style>
    <style:style style:name="T91" style:family="text">
      <style:text-properties officeooo:rsid="004032a8"/>
    </style:style>
    <style:style style:name="T92" style:family="text">
      <style:text-properties officeooo:rsid="0043216d"/>
    </style:style>
    <style:style style:name="T93" style:family="text">
      <style:text-properties officeooo:rsid="004512e8"/>
    </style:style>
    <style:style style:name="T94" style:family="text">
      <style:text-properties officeooo:rsid="00469fb8"/>
    </style:style>
    <style:style style:name="T95" style:family="text">
      <style:text-properties officeooo:rsid="00486b82"/>
    </style:style>
    <style:style style:name="T96" style:family="text">
      <style:text-properties officeooo:rsid="0048b5ce"/>
    </style:style>
    <style:style style:name="T97" style:family="text">
      <style:text-properties officeooo:rsid="004c7852"/>
    </style:style>
    <style:style style:name="T98" style:family="text">
      <style:text-properties officeooo:rsid="004e199e"/>
    </style:style>
    <style:style style:name="T99" style:family="text">
      <style:text-properties officeooo:rsid="0054fee1"/>
    </style:style>
    <style:style style:name="T100" style:family="text">
      <style:text-properties officeooo:rsid="00557f18"/>
    </style:style>
    <style:style style:name="T101" style:family="text">
      <style:text-properties officeooo:rsid="00559414"/>
    </style:style>
    <style:style style:name="T102" style:family="text">
      <style:text-properties officeooo:rsid="00579106"/>
    </style:style>
    <style:style style:name="T103" style:family="text">
      <style:text-properties officeooo:rsid="005ab98f"/>
    </style:style>
    <style:style style:name="T104" style:family="text">
      <style:text-properties officeooo:rsid="005c9a66"/>
    </style:style>
    <style:style style:name="T105" style:family="text">
      <style:text-properties officeooo:rsid="0072d593"/>
    </style:style>
    <style:style style:name="T106" style:family="text">
      <style:text-properties officeooo:rsid="0072e43c"/>
    </style:style>
    <style:style style:name="T107" style:family="text">
      <style:text-properties officeooo:rsid="0073fd7f"/>
    </style:style>
    <style:style style:name="T108" style:family="text">
      <style:text-properties officeooo:rsid="00758e38"/>
    </style:style>
    <style:style style:name="T109" style:family="text">
      <style:text-properties officeooo:rsid="00787129"/>
    </style:style>
    <style:style style:name="T110" style:family="text">
      <style:text-properties officeooo:rsid="007a36f9"/>
    </style:style>
    <style:style style:name="T111" style:family="text">
      <style:text-properties officeooo:rsid="007a4d62"/>
    </style:style>
    <style:style style:name="T112" style:family="text">
      <style:text-properties officeooo:rsid="007a93bd"/>
    </style:style>
    <style:style style:name="T113" style:family="text">
      <style:text-properties officeooo:rsid="007ac5ec"/>
    </style:style>
    <style:style style:name="T114" style:family="text">
      <style:text-properties officeooo:rsid="007bd74f"/>
    </style:style>
    <style:style style:name="T115" style:family="text">
      <style:text-properties officeooo:rsid="007cf17a"/>
    </style:style>
    <style:style style:name="T116" style:family="text">
      <style:text-properties officeooo:rsid="007e941b"/>
    </style:style>
    <style:style style:name="T117" style:family="text">
      <style:text-properties officeooo:rsid="007ef6c3"/>
    </style:style>
    <style:style style:name="T118" style:family="text">
      <style:text-properties officeooo:rsid="008207d9"/>
    </style:style>
    <style:style style:name="T119" style:family="text">
      <style:text-properties officeooo:rsid="00827f8e"/>
    </style:style>
    <style:style style:name="T120" style:family="text">
      <style:text-properties officeooo:rsid="00846ac1"/>
    </style:style>
    <style:style style:name="T121" style:family="text">
      <style:text-properties officeooo:rsid="008513d4"/>
    </style:style>
    <style:style style:name="T122" style:family="text">
      <style:text-properties officeooo:rsid="008524ee"/>
    </style:style>
    <style:style style:name="T123" style:family="text">
      <style:text-properties officeooo:rsid="0086807b"/>
    </style:style>
    <style:style style:name="T124" style:family="text">
      <style:text-properties officeooo:rsid="0089893a"/>
    </style:style>
    <style:style style:name="T125" style:family="text">
      <style:text-properties officeooo:rsid="008d22b7"/>
    </style:style>
    <style:style style:name="T126" style:family="text">
      <style:text-properties officeooo:rsid="008e1ff9"/>
    </style:style>
    <style:style style:name="T127" style:family="text">
      <style:text-properties officeooo:rsid="009013af"/>
    </style:style>
    <style:style style:name="T128" style:family="text">
      <style:text-properties officeooo:rsid="0092c9e9"/>
    </style:style>
    <style:style style:name="T129" style:family="text">
      <style:text-properties officeooo:rsid="00937939"/>
    </style:style>
    <style:style style:name="T130" style:family="text">
      <style:text-properties officeooo:rsid="00939bf7"/>
    </style:style>
    <style:style style:name="T131" style:family="text">
      <style:text-properties officeooo:rsid="0094f7db"/>
    </style:style>
    <style:style style:name="T132" style:family="text">
      <style:text-properties officeooo:rsid="0096d660"/>
    </style:style>
    <style:style style:name="T133" style:family="text">
      <style:text-properties officeooo:rsid="0099cf3c"/>
    </style:style>
    <style:style style:name="T134" style:family="text">
      <style:text-properties officeooo:rsid="00a3519d"/>
    </style:style>
    <style:style style:name="T135" style:family="text">
      <style:text-properties officeooo:rsid="00a4b7ba"/>
    </style:style>
    <style:style style:name="T136" style:family="text">
      <style:text-properties officeooo:rsid="00a87379"/>
    </style:style>
    <style:style style:name="T137" style:family="text">
      <style:text-properties officeooo:rsid="00aa51f6"/>
    </style:style>
    <style:style style:name="T138" style:family="text">
      <style:text-properties officeooo:rsid="00abd958"/>
    </style:style>
    <style:style style:name="T139" style:family="text">
      <style:text-properties officeooo:rsid="00b26df4"/>
    </style:style>
    <style:style style:name="T140" style:family="text">
      <style:text-properties officeooo:rsid="00b56098"/>
    </style:style>
    <style:style style:name="T141" style:family="text">
      <style:text-properties officeooo:rsid="00b6cc8f"/>
    </style:style>
    <style:style style:name="T142" style:family="text">
      <style:text-properties officeooo:rsid="00b76694"/>
    </style:style>
    <style:style style:name="T143" style:family="text">
      <style:text-properties officeooo:rsid="00b8f6a0"/>
    </style:style>
    <style:style style:name="T144" style:family="text">
      <style:text-properties officeooo:rsid="00bbd9e9"/>
    </style:style>
    <style:style style:name="T145" style:family="text">
      <style:text-properties officeooo:rsid="00c0ef57"/>
    </style:style>
    <style:style style:name="T146" style:family="text">
      <style:text-properties officeooo:rsid="00c41f63"/>
    </style:style>
    <style:style style:name="T147" style:family="text">
      <style:text-properties officeooo:rsid="00c622ff"/>
    </style:style>
    <style:style style:name="T148" style:family="text">
      <style:text-properties officeooo:rsid="00c6892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Notas: Django's Book</text:p>
      <text:p text:style-name="P52"/>
      <text:p text:style-name="P1">INTRODUCCIÓN A DJANGO</text:p>
      <text:p text:style-name="P52"/>
      <text:p text:style-name="P2">Framework Web.</text:p>
      <text:p text:style-name="P12">Un framework web, provee una infraestructura de programación para el desarrollo de sitios web dinámicos, aplicaciones web y servicios web. </text:p>
      <text:p text:style-name="P13"/>
      <text:p text:style-name="P3">Patrón de diseño MVC.</text:p>
      <text:p text:style-name="P14"><text:span text:style-name="T22">El patrón de diseño </text:span><text:span text:style-name="T23">Modelo-Vista-Controlador(MVC)</text:span><text:span text:style-name="T22"> </text:span><text:span text:style-name="T34">define una manera de desarrollar software </text:span><text:span text:style-name="T35">en la que el código para definir y acceder a los datos (el </text:span><text:span text:style-name="T24">modelo</text:span><text:span text:style-name="T35">) está separado del pedido lógico de asignación de ruta (el </text:span><text:span text:style-name="T24">controlador</text:span><text:span text:style-name="T35">), que a su vez está separado de la interfaz del usuario (la </text:span><text:span text:style-name="T24">vista</text:span><text:span text:style-name="T35">). </text:span><text:span text:style-name="T36">Este enfoque tiene la ventaja de que los componentes tienen un acop</text:span><text:span text:style-name="T119">l</text:span><text:span text:style-name="T36">amiento débil, por lo cual cada parte de la aplicación web tiene un único propósito, con esto es posible modificarlas de manera independiente sin afectar a las demás. </text:span></text:p>
      <text:p text:style-name="P18"/>
      <text:p text:style-name="P4">Historia.</text:p>
      <text:p text:style-name="P15"><text:span text:style-name="T37">Django nació en otoño de 2003, de la mano de mano de los programadores web del diario </text:span><text:span text:style-name="T38">Lawrence Journal-World, </text:span><text:span text:style-name="T65">Adrian Holovaty </text:span><text:span text:style-name="T39">y </text:span><text:span text:style-name="T65">Simon Willison</text:span><text:span text:style-name="T39">, </text:span><text:span text:style-name="T82">cuando empezarón a usar </text:span><text:span text:style-name="T25">Python</text:span><text:span text:style-name="T82"> para crear sus aplicaciones. </text:span><text:span text:style-name="T83">Debido a la necesidad creciente por parte de varios sitios de noticias de agregar nuevas características y aplicaciones enteras de manera inmediata, </text:span><text:span text:style-name="T84">Adrian y Simon desarrollarón un framework de desarrollo web que les ahorrara tiempo a la hora de crear aplicaciones mantenibles. </text:span><text:span text:style-name="T133">E</text:span><text:span text:style-name="T85">l equipo creador de este framework decidió liberarlo como software de código abierto, fue liberado en Julio de 2005 y lo llamarón </text:span><text:span text:style-name="T26">Django</text:span><text:span text:style-name="T85">, </text:span><text:span text:style-name="T86">por el guitarrista de jazz </text:span><text:span text:style-name="T27">Django Reinhardt</text:span><text:span text:style-name="T86">. </text:span></text:p>
      <text:p text:style-name="P19"/>
      <text:p text:style-name="P19"/>
      <text:p text:style-name="P19"/>
      <text:p text:style-name="P5">EMPEZANDO CON DJANGO</text:p>
      <text:p text:style-name="P5"/>
      <text:p text:style-name="P6">Instalar Python.</text:p>
      <text:p text:style-name="P20">Django está 100% escrito en código puro de Python, por lo cual para poder trabajar con este framework es necesario tenerlo debidamente instalado en tu computadora.</text:p>
      <text:p text:style-name="P20"/>
      <text:p text:style-name="P7"><text:span text:style-name="T87">Instalar Django</text:span><text:span text:style-name="T88">(método distutils).</text:span></text:p>
      <text:p text:style-name="P55"><text:span text:style-name="T1"/></text:p>
      <text:p text:style-name="P56"><text:span text:style-name="T134">(HACER EJEMPLO)</text:span></text:p>
      <text:p text:style-name="P11"/>
      <text:p text:style-name="P8"><text:span text:style-name="T87">Instalar Django</text:span><text:span text:style-name="T88">(</text:span><text:span text:style-name="T89">Subversion</text:span><text:span text:style-name="T88">).</text:span></text:p>
      <text:p text:style-name="P16"><text:span text:style-name="T90">Para trabajar sobre la versión de desarrollo o contribuir con el código de Django, se recomienda instalar Django desde el repositorio de Subversion. </text:span><text:span text:style-name="T91">Para obtener Django desde el repositorio de Subversion debes utilizar un cliente de Subversion para bajar el código fuente más actual y en cualquier momento actualizar tu copia local del código, </text:span><text:span text:style-name="T40">checkout local. </text:span><text:span text:style-name="T92">Al último código de desarrollo de Django alojado en el repositorio de Subversion se le hace referencia como el </text:span><text:span text:style-name="T41">trunk</text:span><text:span text:style-name="T92">. </text:span></text:p>
      <text:list xml:id="list1911646849" text:style-name="L2">
        <text:list-item>
          <text:p text:style-name="P57">Tener debidamente instalado un cliente de Subversion.</text:p>
        </text:list-item>
        <text:list-item>
          <text:p text:style-name="P58"><text:span text:style-name="T93">Hacer </text:span><text:span text:style-name="T42">check out</text:span><text:span text:style-name="T93"> del </text:span><text:span text:style-name="T42">trunk</text:span><text:span text:style-name="T93"> usando el comando </text:span><text:span text:style-name="T42">svn co </text:span><text:a xlink:type="simple" xlink:href="http://code.djangoproject.com/svn/django/trunkdjtrunk"><text:span text:style-name="T42">http://code.djangoproject.com/svn/django/trunkdjtrunk</text:span></text:a></text:p>
        </text:list-item>
        <text:list-item>
          <text:p text:style-name="P59"><text:span text:style-name="T94">Crear </text:span><text:span text:style-name="T43">site-packages/django.pth</text:span><text:span text:style-name="T94"> y agrega el directorio </text:span><text:span text:style-name="T43">djtrunk</text:span><text:span text:style-name="T94"> a este, o actualiza tu </text:span><text:span text:style-name="T43">PYTHONPATH</text:span><text:span text:style-name="T94"> agregando </text:span><text:span text:style-name="T43">djtrunk</text:span><text:span text:style-name="T44">i</text:span><text:span text:style-name="T95"> </text:span></text:p>
        </text:list-item>
        <text:list-item>
          <text:p text:style-name="P60"><text:soft-page-break/><text:span text:style-name="T96">Incluye </text:span><text:span text:style-name="T45">djtrunk/django/bin</text:span><text:span text:style-name="T96"> en el PATH de tu sistema. Este directorio incluye utilidades de administración como </text:span><text:span text:style-name="T45">django-admin.py</text:span></text:p>
        </text:list-item>
      </text:list>
      <text:p text:style-name="P54"/>
      <text:p text:style-name="P17"><text:span text:style-name="T97">No es necesario ejecutar </text:span><text:span text:style-name="T46">python setup.py install</text:span><text:span text:style-name="T97">, esto se realiza por default.</text:span></text:p>
      <text:p text:style-name="P21"/>
      <text:p text:style-name="P21"/>
      <text:p text:style-name="P10">Configurando la base de datos.</text:p>
      <text:p text:style-name="P9"><text:span text:style-name="T2">Django cuenta con soporte para </text:span><text:span text:style-name="T98">PostgreSQL, SQLite, MySQL y Oracle.</text:span><text:span text:style-name="T2"> </text:span></text:p>
      <text:p text:style-name="P22"/>
      <text:p text:style-name="P24">Django con PostgreSQL.</text:p>
      <text:p text:style-name="P41"><text:span text:style-name="T99">Si se está utilizando PostgreSQL, necesitarás el paquete </text:span><text:span text:style-name="T47">pyscopg</text:span><text:span text:style-name="T99">. </text:span></text:p>
      <text:p text:style-name="P45"/>
      <text:p text:style-name="P25">Django con SQLite 3.</text:p>
      <text:p text:style-name="P42"><text:span text:style-name="T100">Si estás usando Python 2.5 ya tienes integrado el soporte modular para SQLite, si tienes instalada una versión inferior de Python necesitas SQLite 3, </text:span><text:span text:style-name="T101">la obtienes desde </text:span><text:a xlink:type="simple" xlink:href="http://www.djangoproject/r/sqlite"><text:span text:style-name="T101">http://www.djangoproject.com/r/sqlite</text:span></text:a><text:span text:style-name="T101">/ y el paquete </text:span><text:span text:style-name="T48">pysqlite</text:span><text:span text:style-name="T101"> desde </text:span><text:a xlink:type="simple" xlink:href="http://www.djangoproject.com/r/python-sqlite/"><text:span text:style-name="T101">http://www.djangoproject.com/r/python-sqlite/</text:span></text:a><text:span text:style-name="T101">. </text:span><text:span text:style-name="T102">Asegúrate de tener </text:span><text:span text:style-name="T49">pysqlite</text:span><text:span text:style-name="T102"> en una versión 2.0.3 o superior.</text:span></text:p>
      <text:p text:style-name="P26"/>
      <text:p text:style-name="P27">Django con MySQL.</text:p>
      <text:p text:style-name="P43"><text:span text:style-name="T103">Django requiere MySQL 4.0 o superior, también se necesita instalar el paquete </text:span><text:span text:style-name="T50">MySQLdb</text:span><text:span text:style-name="T103"> desde </text:span><text:a xlink:type="simple" xlink:href="http://www.djangoproject.com/r/python-mysql/"><text:span text:style-name="T103">http://www.djangoproject.com/r/python-mysql/</text:span></text:a><text:span text:style-name="T103">. </text:span></text:p>
      <text:p text:style-name="P46"/>
      <text:p text:style-name="P46"/>
      <text:p text:style-name="P28">Comenzando un proyecto con Django.</text:p>
      <text:p text:style-name="P44"><text:span text:style-name="T104">Un </text:span><text:span text:style-name="T51">proyecto</text:span><text:span text:style-name="T104"> es una colección de configuraciones para una instancia de Django, incluyendo la configuración de la base de datos, opciones específicas de Django y configuraciones específicas de aplicaciones. </text:span></text:p>
      <text:p text:style-name="P92"><text:span text:style-name="T69"/></text:p>
      <text:p text:style-name="P93"><text:span text:style-name="T70">(HACER EJEMPLO) </text:span></text:p>
      <text:p text:style-name="P47"/>
      <text:p text:style-name="P29">El servidor de desarrollo.</text:p>
      <text:p text:style-name="P53"><text:span text:style-name="T73">Django incluye un servidor web ligero que puedes usar mientras estás desarrollando tu sitio. </text:span><text:span text:style-name="T74">Este servidor de desarrollo vigila tu código a la espera de cambios y se reinicia automáticamente, ayudándote a hacer algunos cambios rápidos en tu proyecto sin necesidad de reiniciar nada. </text:span></text:p>
      <text:p text:style-name="P48"/>
      <text:p text:style-name="P94"><text:span text:style-name="T71">(HACER EJEMPLO)</text:span></text:p>
      <text:p text:style-name="P49"/>
      <text:p text:style-name="P50">El servidor de desarrollo puede manejar fiablemente una sola petición a la vez, y no ha pasado por una auditoría de seguridad de ningún tipo. </text:p>
      <text:p text:style-name="P95"><text:span text:style-name="T75">Ahora que el servidor está corriendo, puede</text:span><text:span text:style-name="T76">s</text:span><text:span text:style-name="T75"> ir a tu navegador y visitar </text:span><text:a xlink:type="simple" xlink:href="http://127.0.0.1:8000/"><text:span text:style-name="T3">http://127.0.0.1:8000/</text:span></text:a><text:span text:style-name="T75">. </text:span></text:p>
      <text:p text:style-name="P96"><text:span text:style-name="T77">En caso de que le puerto asignado por defecto se encuentre en uso, debemos indicar en la instrucción que puerto deseamos utilizar.</text:span></text:p>
      <text:p text:style-name="P96"><text:span text:style-name="T77"/></text:p>
      <text:p text:style-name="P96"><text:span text:style-name="T72">(VER EJEMPLO)</text:span></text:p>
      <text:p text:style-name="P96"><text:span text:style-name="T72"/></text:p>
      <text:p text:style-name="P51"/>
      <text:p text:style-name="P30"/>
      <text:p text:style-name="P30"/>
      <text:p text:style-name="P30"/>
      <text:p text:style-name="P30"><text:soft-page-break/></text:p>
      <text:p text:style-name="P30"/>
      <text:p text:style-name="P86"><text:span text:style-name="T145">COMO TRABAJA DJANGO</text:span></text:p>
      <text:p text:style-name="P87"><text:span text:style-name="T18"/></text:p>
      <text:p text:style-name="P88"><text:span text:style-name="T146">Django(MTV).</text:span></text:p>
      <text:p text:style-name="P89"><text:span text:style-name="T19">Django es un framework MTV (Model-Template-View), una modificación del clasico MVC (Model-View-Controller). Esto se debe a que sus desarrolladores no tenian la intención de seguir algún patrón de desarrollo en particular, sino hacer el framework lo más funcional posible. </text:span><text:span text:style-name="T20"><text:s/></text:span></text:p>
      <text:p text:style-name="P89"><text:span text:style-name="T20"/></text:p>
      <text:p text:style-name="P90"><text:span text:style-name="T147">Analogía MVC-MTV:</text:span><text:span text:style-name="T20"> </text:span></text:p>
      <text:list xml:id="list150592687" text:style-name="L5">
        <text:list-item>
          <text:p text:style-name="P91"><text:span text:style-name="T21">El </text:span><text:span text:style-name="T148">modelo</text:span><text:span text:style-name="T21"> en Django sigue siendo </text:span><text:span text:style-name="T148">modelo.</text:span></text:p>
        </text:list-item>
        <text:list-item>
          <text:p text:style-name="P97"><text:span text:style-name="T80">La </text:span><text:span text:style-name="T78">vista</text:span><text:span text:style-name="T80"> en Django se llama </text:span><text:span text:style-name="T78">plantilla(Template).</text:span></text:p>
        </text:list-item>
        <text:list-item>
          <text:p text:style-name="P98"><text:span text:style-name="T81">El </text:span><text:span text:style-name="T79">controlador</text:span><text:span text:style-name="T81"> en Django se llama </text:span><text:span text:style-name="T79">vista.</text:span><text:span text:style-name="T81"> </text:span></text:p>
        </text:list-item>
      </text:list>
      <text:p text:style-name="P99"><text:span text:style-name="T81"/></text:p>
      <text:p text:style-name="P99"><text:span text:style-name="T81"/></text:p>
      <text:p text:style-name="P30"/>
      <text:p text:style-name="P30"/>
      <text:p text:style-name="P30"/>
      <text:p text:style-name="P30"/>
      <text:p text:style-name="P74"><text:span text:style-name="T135">Creando una aplicación(VER EJEMPLO).</text:span></text:p>
      <text:p text:style-name="P75"><text:span text:style-name="T136">Settings.py</text:span></text:p>
      <text:p text:style-name="P76"><text:span text:style-name="T10">Una parte muy importante del proyecto es el archivo settings.py, este archivo permite configurar la conexión a la base de datos, la zona horaria, el idioma, los directorios principales del proyecto, las aplicaciones del proyecto, entre otras cosas. </text:span></text:p>
      <text:p text:style-name="P76"><text:span text:style-name="T10"/></text:p>
      <text:p text:style-name="P76"><text:span text:style-name="T137">Codificación de caracteres</text:span><text:span text:style-name="T11"> (</text:span><text:span text:style-name="T137">VER EJEMPLO</text:span><text:span text:style-name="T11">)</text:span></text:p>
      <text:p text:style-name="P76"><text:span text:style-name="T11"/></text:p>
      <text:p text:style-name="P77"><text:bookmark-start text:name="__DdeLink__677_751300133"/><text:span text:style-name="T138">Ruta del proyecto.</text:span><text:bookmark-end text:name="__DdeLink__677_751300133"/></text:p>
      <text:p text:style-name="P78"><text:span text:style-name="T12">Es importante la configuración de la ruta del proyecto, esto permitirá lanzar la aplicación desde cualquier directorio y mover el proyecto a cualquier computador con Django instalado. </text:span><text:span text:style-name="T138">(VER EJEMPLO)</text:span><text:span text:style-name="T12"> </text:span></text:p>
      <text:p text:style-name="P78"><text:span text:style-name="T138"/></text:p>
      <text:p text:style-name="P78"><text:span text:style-name="T138"/></text:p>
      <text:p text:style-name="P79"><text:span text:style-name="T139">Administradores. </text:span></text:p>
      <text:p text:style-name="P65"><text:span text:style-name="T139">Cuando Django tiene la opción de DEBUG=False, las notificaciones de error de código deben ser enviadas vía correo electrónico a los administradores, junto con los detalles completos del error. </text:span><text:span text:style-name="T30"><text:s/>(VER EJEMPLO)</text:span></text:p>
      <text:p text:style-name="P65"><text:span text:style-name="T30"/></text:p>
      <text:p text:style-name="P69"><text:span text:style-name="T33">Configuración de la base de datos. (VER EJEMPLO)</text:span></text:p>
      <text:p text:style-name="P65"><text:span text:style-name="T30"/></text:p>
      <text:p text:style-name="P67"><text:span text:style-name="T31">Zona Horaria. </text:span></text:p>
      <text:p text:style-name="P67"><text:span text:style-name="T141">Django permite configurar la zona horaria del proyecto. </text:span><text:span text:style-name="T31">(VER EJEMPLO) </text:span></text:p>
      <text:p text:style-name="P66"><text:span text:style-name="T13"/></text:p>
      <text:p text:style-name="P80"><text:span text:style-name="T140"/></text:p>
      <text:p text:style-name="P81"><text:span text:style-name="T142">Configuración del idioma.</text:span></text:p>
      <text:p text:style-name="P68"><text:span text:style-name="T142">Django también permite configurar el idioma que usará de manera predeterminada</text:span></text:p>
      <text:p text:style-name="P68"><text:span text:style-name="T142">para su funcionamiento. </text:span><text:span text:style-name="T32">(VER EJEMPLO) </text:span></text:p>
      <text:p text:style-name="P68"><text:span text:style-name="T14"/></text:p>
      <text:p text:style-name="P82"><text:soft-page-break/><text:span text:style-name="T143">Creación de la base de datos. (VER EJMPL</text:span><text:span text:style-name="T144">O)</text:span></text:p>
      <text:p text:style-name="P82"><text:span text:style-name="T144"/></text:p>
      <text:p text:style-name="P83"><text:span text:style-name="T144">Direcciones del proyecto.</text:span></text:p>
      <text:p text:style-name="P83"><text:span text:style-name="T15">Para visualizar los cambios que hicimos y la interfaz administrativa de Django, debemos modificar el archivo urls.py. <text:s/></text:span><text:span text:style-name="T144">(VER EJEMPLO)</text:span></text:p>
      <text:p text:style-name="P83"><text:span text:style-name="T16"/></text:p>
      <text:p text:style-name="P83"><text:span text:style-name="T16"/></text:p>
      <text:p text:style-name="P84"><text:span text:style-name="T16"/></text:p>
      <text:p text:style-name="P85"><text:span text:style-name="T17"/></text:p>
      <text:p text:style-name="P30"/>
      <text:p text:style-name="P30"/>
      <text:p text:style-name="P30"/>
      <text:p text:style-name="P30"/>
      <text:p text:style-name="P30"/>
      <text:p text:style-name="P30"/>
      <text:p text:style-name="P31">WEB DINÁMICAS</text:p>
      <text:p text:style-name="P31"/>
      <text:p text:style-name="P23">¿Cómo procesa una petición Django?</text:p>
      <text:p text:style-name="P34">Esto es lo que sucede cuando hacemos una petición a una página web:</text:p>
      <text:list xml:id="list2001959405" text:style-name="L4">
        <text:list-item>
          <text:p text:style-name="P61"><text:span text:style-name="T105">El comando </text:span><text:span text:style-name="T52">python manage.py runserver</text:span><text:span text:style-name="T105"> importa un archivo llamado </text:span><text:span text:style-name="T52">settings.py</text:span><text:span text:style-name="T105"> desde el mismo directorio. Este archivo contiene todo tipo de configuraciones opcionales para esta instancia de Django en particular, pero una de las configuraciones más importantes </text:span><text:span text:style-name="T106">es </text:span><text:span text:style-name="T53">ROOT_URLCONF</text:span><text:span text:style-name="T106">. La variable <text:s/></text:span><text:span text:style-name="T53">ROOT_URLCONF</text:span><text:span text:style-name="T106"> le dice a Django qué módulo de Python debería usar par ala URLconf de este sitio web.</text:span></text:p>
        </text:list-item>
        <text:list-item>
          <text:p text:style-name="P62"><text:span text:style-name="T107">Cuando llega una petición Django carga la URLconf apuntada por la variable </text:span><text:span text:style-name="T53">ROOT_URLCONF</text:span><text:span text:style-name="T106">. </text:span><text:span text:style-name="T107">Luego comprueba cada uno de los patrones de URL en la URLconf en orden, comparando la URL solicitada con un patrón a la vez, hasta que encuentra uno que coincida. Cuando encuentra uno que coincide, llama a la función de vista asociada con ese patrón, pasando un objeto </text:span><text:span text:style-name="T54">HttpRequest</text:span><text:span text:style-name="T107"> como primer parámetro de la función.</text:span></text:p>
        </text:list-item>
        <text:list-item>
          <text:p text:style-name="P63"><text:span text:style-name="T108">La función de vista es responsable de retornar un objeto </text:span><text:span text:style-name="T55">HttpResponse</text:span><text:span text:style-name="T108">. </text:span></text:p>
        </text:list-item>
      </text:list>
      <text:p text:style-name="P38"/>
      <text:p text:style-name="P35"><text:span text:style-name="T109">Además del mapeo directo de URLs con funciones vista, Django provee más flexibilidad en el procesamiento de peticiones. El flujo típico (una resolución de </text:span><text:span text:style-name="T56">URLconf</text:span><text:span text:style-name="T109"> a una función de vista que retorna un </text:span><text:span text:style-name="T56">HttpResponse</text:span><text:span text:style-name="T109">) </text:span><text:span text:style-name="T110">puede ser cortocircuitado o </text:span><text:span text:style-name="T28">*augmented*</text:span><text:span text:style-name="T110"> mediante middleware. </text:span></text:p>
      <text:p text:style-name="P36"><text:span text:style-name="T111">Cuando llega una petición </text:span><text:span text:style-name="T57">HTTP</text:span><text:span text:style-name="T111"> desde el navegador, un </text:span><text:span text:style-name="T57">manejador</text:span><text:span text:style-name="T111"> especifico a cada servidor construye la </text:span><text:span text:style-name="T57">HttpRequest</text:span><text:span text:style-name="T111">, para pasarla a los componentes y maneja el flujo del procesamiento de la respuestas. </text:span><text:span text:style-name="T112">El manejador luego llama a cualquier </text:span><text:span text:style-name="T58">middleware</text:span><text:span text:style-name="T112"> de Petición o Vista disponible. Estos tipos de </text:span><text:span text:style-name="T58">middleware</text:span><text:span text:style-name="T112"> son útiles para </text:span><text:span text:style-name="T29">*augmenting*</text:span><text:span text:style-name="T112"> los objetos </text:span><text:span text:style-name="T58">HttpRequest</text:span><text:span text:style-name="T112"> así como también para proveer manejo especial a determinados tipos de peticiones. </text:span><text:span text:style-name="T113">Si alguno de los mismos retornara un </text:span><text:span text:style-name="T59">HttpResponse</text:span><text:span text:style-name="T113"> la vista no es invocada.</text:span><text:span text:style-name="T114"> Si una función de vista lanza una excepción, el control pasa al </text:span><text:span text:style-name="T60">middleware</text:span><text:span text:style-name="T114"> de Excepción. </text:span><text:span text:style-name="T115">Si este </text:span><text:span text:style-name="T61">middleware</text:span><text:span text:style-name="T115"> no retorna un </text:span><text:span text:style-name="T61">HttpResponse</text:span><text:span text:style-name="T115">, la excepción se vuelve a </text:span><text:span text:style-name="T115">lanzar. </text:span><text:span text:style-name="T116">Django incluye vistas por omisión para respuestas amigables a errores </text:span><text:span text:style-name="T62">404</text:span><text:span text:style-name="T116"> y </text:span><text:span text:style-name="T62">500.</text:span><text:span text:style-name="T116"> </text:span><text:span text:style-name="T117">el </text:span><text:span text:style-name="T63">middleware de respuesta</text:span><text:span text:style-name="T117"> es bueno para el procesamiento posterior a un </text:span><text:span text:style-name="T63">HttpResponse</text:span><text:span text:style-name="T117"> justo antes de que se envíe al navegador o haciendo limpieza de recursos específicos a ua petición.</text:span></text:p>
      <text:p text:style-name="P39"/>
      <text:p text:style-name="P32"><text:span text:style-name="T118">URLconfs y el acop</text:span><text:span text:style-name="T120">l</text:span><text:span text:style-name="T118">amiento débil.</text:span></text:p>
      <text:p text:style-name="P37"><text:span text:style-name="T119">Si dos piezas de código están débilmente acop</text:span><text:span text:style-name="T120">l</text:span><text:span text:style-name="T119">adas (</text:span><text:span text:style-name="T64">loosely coupled</text:span><text:span text:style-name="T119">) los cambios realizados sobre una de las piezas </text:span><text:span text:style-name="T120">va a tener poco o ningún efecto sobre la otra. </text:span><text:span text:style-name="T121">En una aplicación web de Django, la </text:span><text:soft-page-break/><text:span text:style-name="T121">definición de la URL y la función de vista que se llamará están débilmente acopladas; de esta manera, la decisión de cuál debe ser la URL para una función, y la implementación de la función misma, residen en dos lugares separados, </text:span><text:span text:style-name="T122">permitiendo el desarrollo de cada pieza sin afectar a la otra.</text:span></text:p>
      <text:p text:style-name="P40"/>
      <text:p text:style-name="P33"><text:span text:style-name="T123">Nota:</text:span><text:span text:style-name="T4"> </text:span></text:p>
      <text:p text:style-name="P33"><text:span text:style-name="T4"><text:tab/></text:span><text:span text:style-name="T124">URLconf</text:span><text:span text:style-name="T5">: Una </text:span><text:span text:style-name="T66">URLconf</text:span><text:span text:style-name="T5"> es como una tabla de contenido para tu sitio web hecho con Django, básicamente es un mapeo entre los patrones URL y las funciones de vista que deben ser llamadas por esos patrones URL. </text:span><text:span text:style-name="T6">Dichas funciones de vista deben estar en el Python </text:span><text:span text:style-name="T67">path</text:span><text:span text:style-name="T6">. </text:span></text:p>
      <text:p text:style-name="P33"><text:span text:style-name="T6"><text:tab/></text:span><text:span text:style-name="T125">Middleware</text:span><text:span text:style-name="T7">: Un componente </text:span><text:span text:style-name="T68">middleware</text:span><text:span text:style-name="T7"> es una clase de Python que se ajusta a una determinada API.</text:span></text:p>
      <text:p text:style-name="P33"><text:span text:style-name="T7"><text:tab/></text:span><text:span text:style-name="T126">Error404</text:span><text:span text:style-name="T8">: </text:span><text:span text:style-name="T9">Error lanzado como respuestas a una petición HTTP cuando el recurso (URL) solicitado no es encontrado. Error del cliente.</text:span></text:p>
      <text:p text:style-name="P33"><text:span text:style-name="T9"><text:tab/></text:span><text:span text:style-name="T127">Error500</text:span><text:span text:style-name="T9">: Error emitido por aplicaciones empotradas en los servidores web, es lanzado cuando se encuentran situaciones de error ajenas al servidor propiamente.</text:span></text:p>
      <text:p text:style-name="P33"><text:span text:style-name="T9"/></text:p>
      <text:p text:style-name="P33"><text:span text:style-name="T9"/></text:p>
      <text:p text:style-name="P71"><text:span text:style-name="T128">EL SISTEMA DE PLANTILLAS DE DJANGO</text:span></text:p>
      <text:p text:style-name="P71"><text:span text:style-name="T129"/></text:p>
      <text:p text:style-name="P72"><text:span text:style-name="T129">Sistema básico de plantillas.</text:span></text:p>
      <text:p text:style-name="P64"><text:span text:style-name="T130">Una plantilla de Django, es una cadena de texto que pretende separar la presentación de un documento de sus datos. </text:span><text:span text:style-name="T131">Una plantilla define rellenos y diversos bits de lógica básica (etiquetas de plantillas) que regulan como el documento debe ser mostrado. </text:span><text:span text:style-name="T132">Las plantillas son usadas para producir HTML, pero en Django las plantillas son igualmente capaces de generar cualquier formato basado en texto. </text:span></text:p>
      <text:p text:style-name="P64"><text:span text:style-name="T132"/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6:49:36</meta:creation-date>
    <dc:date>2013-09-24T03:14:52</dc:date>
    <meta:editing-duration>PT9H42S</meta:editing-duration>
    <meta:editing-cycles>172</meta:editing-cycles>
    <meta:generator>LibreOffice/3.6$Linux_x86 LibreOffice_project/360m1$Build-2</meta:generator>
    <meta:document-statistic meta:table-count="0" meta:image-count="0" meta:object-count="0" meta:page-count="5" meta:paragraph-count="80" meta:word-count="1519" meta:character-count="9881" meta:non-whitespace-character-count="8412"/>
  </office:meta>
</office:document-meta>
</file>